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atin Modern Mono Light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or triads, 3 top, 1 middle, 5 bottom</text:p>
      <text:p text:style-name="P1"></text:p>
      <text:p text:style-name="P1">D Major harmonised scale (1/3)</text:p>
      <text:p text:style-name="P1">------------------------------</text:p>
      <text:p text:style-name="P1"><text:s text:c="14"/>I <text:s text:c="8"/>ii <text:s text:c="7"/>iii <text:s/>IV <text:s text:c="7"/>V <text:s text:c="8"/>vi <text:s text:c="6"/>vii <text:s text:c="2"/>I</text:p>
      <text:p text:style-name="P1"><text:s text:c="14"/>D <text:s text:c="8"/>E- <text:s text:c="7"/>F#- <text:s/>G <text:s text:c="8"/>A <text:s text:c="8"/>B- <text:s text:c="6"/>C#o <text:s text:c="2"/>D <text:s text:c="3"/></text:p>
      <text:p text:style-name="P1">||----|--3-|--3-|----|--3-|----|--3-|----|--3-|--3-|----|--3-|----|--3-|----|----|-</text:p>
      <text:p text:style-name="P1">||----|----|--1-|----|--1-|----|--1-|--1-|----|--1-|----|--1-|----|--1-|--1-|----|-</text:p>
      <text:p text:style-name="P1">||----|--5-|----|--5-|----|--5-|--5-|----|--5-|----|--5-|--5-|----|--5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A Major harmonised scale (2/3)</text:p>
      <text:p text:style-name="P1">------------------------------</text:p>
      <text:p text:style-name="P1"><text:s text:c="9"/>I <text:s text:c="8"/>ii <text:s text:c="6"/>iii <text:s text:c="2"/>IV <text:s text:c="7"/>V <text:s text:c="7"/>vi <text:s text:c="7"/>vii <text:s text:c="2"/>I </text:p>
      <text:p text:style-name="P1"><text:s text:c="9"/>A <text:s text:c="8"/>B- <text:s text:c="6"/>C#- <text:s text:c="2"/>D <text:s text:c="8"/>E <text:s text:c="7"/>F#- <text:s text:c="6"/>G#o <text:s text:c="2"/>A</text:p>
      <text:p text:style-name="P1">||----|----|----|----|----|----|----|----|----|----|----|----|----|----|----|----|-</text:p>
      <text:p text:style-name="P1">||----|--3-|--3-|----|--3-|----|--3-|----|--3-|--3-|----|--3-|----|--3-|----|----|-</text:p>
      <text:p text:style-name="P1">||----|--1-|----|--1-|----|--1-|--1-|----|--1-|----|--1-|----|--1-|--1-|----|----|-</text:p>
      <text:p text:style-name="P1">||----|--5-|----|--5-|----|--5-|--5-|----|--5-|----|--5-|--5-|----|--5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E Major harmonised scale (3/3)</text:p>
      <text:p text:style-name="P1">------------------------------</text:p>
      <text:p text:style-name="P1"><text:s text:c="9"/>I <text:s text:c="7"/>ii <text:s text:c="7"/>iii <text:s/>IV <text:s text:c="7"/>V <text:s text:c="8"/>vi <text:s text:c="7"/>vii <text:s/>I</text:p>
      <text:p text:style-name="P1"><text:s text:c="9"/>E <text:s text:c="7"/>F#- <text:s text:c="6"/>G#- <text:s/>A <text:s text:c="8"/>B <text:s text:c="8"/>C#- <text:s text:c="6"/>D#o <text:s/>E <text:s text:c="3"/>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3-|--3-|----|--3-|----|--3-|----|--3-|--3-|----|--3-|----|--3-|----|----|----|-</text:p>
      <text:p text:style-name="P1">||----|--1-|----|--1-|----|--1-|--1-|----|--1-|----|--1-|----|--1-|--1-|----|----|-</text:p>
      <text:p text:style-name="P1">||----|--5-|----|--5-|----|--5-|--5-|----|--5-|----|--5-|--5-|----|--5-|---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B Major harmonised scale (4/3)</text:p>
      <text:p text:style-name="P1">------------------------------</text:p>
      <text:p text:style-name="P1"><text:s text:c="9"/>I <text:s text:c="7"/>ii <text:s text:c="7"/>iii <text:s/>IV <text:s text:c="7"/>V <text:s text:c="8"/>vi <text:s text:c="7"/>vii <text:s/>I</text:p>
      <text:p text:style-name="P1"><text:s text:c="9"/>B <text:s text:c="7"/>C#- <text:s text:c="6"/>D#- <text:s/>E <text:s text:c="8"/>F# <text:s text:c="7"/>G#- <text:s text:c="6"/>A#o <text:s/>B <text:s text:c="3"/>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3-|--3-|----|--3-|----|--3-|----|--3-|--3-|----|--3-|----|--3-|----|----|----|-</text:p>
      <text:p text:style-name="P1">||----|--1-|----|--1-|----|--1-|--1-|----|--1-|----|--1-|----|--1-|--1-|----|----|-</text:p>
      <text:p text:style-name="P1">||----|--5-|----|--5-|----|--5-|--5-|----|--5-|----|--5-|--5-|----|--5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</text:p>
      <text:p text:style-name="P1">Fretboard notes</text:p>
      <text:p text:style-name="P1">---------------</text:p>
      <text:p text:style-name="P1"></text:p>
      <text:p text:style-name="P1">E|--F-|----|--G-|----|--A-|----|--B-|--C-|----|--D-|----|--E-|--F-|----|--G-|----|-</text:p>
      <text:p text:style-name="P1">B|--C-|----|--D-|----|--E-|--F-|----|--G-|----|--A-|----|--B-|--C-|----|--D-|----|-</text:p>
      <text:p text:style-name="P1">G|----|--A-|----|--B-|--C-|----|--D-|----|--E-|--F-|----|--G-|----|--A-|----|----|-</text:p>
      <text:p text:style-name="P1">D|----|--E-|--F-|----|--G-|----|--A-|----|--B-|--C-|----|--D-|----|--E-|--F-|----|-</text:p>
      <text:p text:style-name="P1">A|----|--B-|--C-|----|--D-|----|--E-|--F-|----|--G-|----|--A-|----|--B-|----|----|-</text:p>
      <text:p text:style-name="P1">E|--F-|----|--G-|----|--A-|----|--B-|--C-|----|--D-|----|--E-|--F-|----|--G-|----|-</text:p>
      <text:p text:style-name="P1"><text:s text:c="16"/>. <text:s text:c="8"/>. <text:s text:c="8"/>. <text:s text:c="8"/>. <text:s text:c="13"/>.. <text:s text:c="12"/>.</text:p>
      <text:p text:style-name="P1"><text:soft-page-break/><text:s text:c="16"/>. <text:s text:c="8"/>. <text:s text:c="8"/>. <text:s text:c="8"/>. <text:s text:c="13"/>.. <text:s text:c="12"/>.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09:58:28.929957519</dc:date>
    <meta:editing-duration>PT43S</meta:editing-duration>
    <meta:editing-cycles>1</meta:editing-cycles>
    <meta:document-statistic meta:table-count="0" meta:image-count="0" meta:object-count="0" meta:page-count="2" meta:paragraph-count="62" meta:word-count="645" meta:character-count="3906" meta:non-whitespace-character-count="2939"/>
    <meta:generator>LibreOffice/6.0.7.3$Linux_X86_64 LibreOffice_project/00m0$Build-3</meta:generator>
  </office:meta>
</office:document-meta>
</file>